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603b63"/>
    </style:style>
    <style:style style:name="P3" style:family="paragraph" style:parent-style-name="Standard">
      <style:text-properties style:use-window-font-color="true" style:font-name="Times New Roman" fo:font-size="18pt" officeooo:rsid="00603b63" officeooo:paragraph-rsid="00603b63"/>
    </style:style>
    <style:style style:name="P4" style:family="paragraph" style:parent-style-name="Standard">
      <style:text-properties style:use-window-font-color="true" style:font-name="Times New Roman" fo:font-size="18pt" fo:font-weight="bold" officeooo:rsid="0061504b" officeooo:paragraph-rsid="0061504b" style:font-weight-asian="bold" style:font-weight-complex="bold"/>
    </style:style>
    <style:style style:name="P5" style:family="paragraph" style:parent-style-name="Standard">
      <style:text-properties style:use-window-font-color="true" style:font-name="Times New Roman" fo:font-size="18pt" officeooo:rsid="0061504b" officeooo:paragraph-rsid="0061504b"/>
    </style:style>
    <style:style style:name="P6" style:family="paragraph" style:parent-style-name="Standard">
      <style:text-properties style:use-window-font-color="true" style:font-name="Times New Roman" fo:font-size="18pt" officeooo:rsid="0061504b" officeooo:paragraph-rsid="00632730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8pt" officeooo:rsid="0061504b" officeooo:paragraph-rsid="0061504b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Times New Roman" fo:font-size="18pt" officeooo:rsid="0061504b" officeooo:paragraph-rsid="00632730"/>
    </style:style>
    <style:style style:name="P9" style:family="paragraph" style:parent-style-name="Standard">
      <style:text-properties style:use-window-font-color="true" style:font-name="Times New Roman" fo:font-size="18pt" officeooo:rsid="00525c0d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Times New Roman" fo:font-size="18pt" officeooo:rsid="00525c0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Times New Roman" fo:font-size="18pt" officeooo:rsid="00525c0d" officeooo:paragraph-rsid="00603b63"/>
    </style:style>
    <style:style style:name="P12" style:family="paragraph" style:parent-style-name="Standard">
      <style:text-properties style:use-window-font-color="true" style:font-name="Times New Roman" fo:font-size="18pt" officeooo:rsid="00525c0d" officeooo:paragraph-rsid="00603b63"/>
    </style:style>
    <style:style style:name="P13" style:family="paragraph" style:parent-style-name="Standard">
      <style:text-properties style:use-window-font-color="true" style:font-name="Times New Roman" fo:font-size="18pt" officeooo:rsid="006ef9c5" officeooo:paragraph-rsid="006ef9c5"/>
    </style:style>
    <style:style style:name="P14" style:family="paragraph" style:parent-style-name="Standard">
      <style:text-properties style:use-window-font-color="true" style:font-name="Times New Roman" fo:font-size="18pt" officeooo:rsid="00706bfc" officeooo:paragraph-rsid="00706bfc"/>
    </style:style>
    <style:style style:name="P15" style:family="paragraph" style:parent-style-name="Standard">
      <style:text-properties officeooo:paragraph-rsid="00603b63"/>
    </style:style>
    <style:style style:name="P16" style:family="paragraph" style:parent-style-name="Standard">
      <style:text-properties fo:font-weight="bold" officeooo:paragraph-rsid="006326d3" style:font-weight-asian="bold" style:font-weight-complex="bold"/>
    </style:style>
    <style:style style:name="P17" style:family="paragraph" style:parent-style-name="Standard">
      <style:text-properties fo:font-weight="bold" officeooo:paragraph-rsid="00632730" style:font-weight-asian="bold" style:font-weight-complex="bold"/>
    </style:style>
    <style:style style:name="P18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19" style:family="paragraph" style:parent-style-name="Standard" style:list-style-name="tfPuce">
      <style:text-properties officeooo:paragraph-rsid="0061504b"/>
    </style:style>
    <style:style style:name="P20" style:family="paragraph" style:parent-style-name="Standard" style:list-style-name="tfPuce">
      <style:text-properties officeooo:paragraph-rsid="00632730"/>
    </style:style>
    <style:style style:name="P21" style:family="paragraph" style:parent-style-name="Standard" style:list-style-name="tfPuce">
      <style:text-properties style:use-window-font-color="true" style:font-name="Times New Roman" fo:font-size="18pt" officeooo:rsid="0061504b" officeooo:paragraph-rsid="0061504b"/>
    </style:style>
    <style:style style:name="P22" style:family="paragraph" style:parent-style-name="Standard">
      <style:text-properties style:use-window-font-color="true" style:font-name="Times New Roman" fo:font-size="18pt" officeooo:rsid="0073d2ca" officeooo:paragraph-rsid="0073d2ca"/>
    </style:style>
    <style:style style:name="P23" style:family="paragraph" style:parent-style-name="Standard" style:list-style-name="tfPuce">
      <style:text-properties officeooo:rsid="00648462" officeooo:paragraph-rsid="00648462"/>
    </style:style>
    <style:style style:name="P24" style:family="paragraph" style:parent-style-name="tfCours" style:list-style-name="tfPuce"/>
    <style:style style:name="P25" style:family="paragraph" style:parent-style-name="tfCours" style:list-style-name="tfPuce">
      <style:paragraph-properties fo:margin-top="0cm" fo:margin-bottom="0.199cm" loext:contextual-spacing="false"/>
    </style:style>
    <style:style style:name="P26" style:family="paragraph" style:parent-style-name="tfCours" style:list-style-name="tfPuce">
      <style:paragraph-properties fo:margin-top="0cm" fo:margin-bottom="0.199cm" loext:contextual-spacing="false"/>
      <style:text-properties officeooo:rsid="00716a5f" officeooo:paragraph-rsid="00716a5f"/>
    </style:style>
    <style:style style:name="P27" style:family="paragraph" style:parent-style-name="tfTitre_20_1_29_">
      <style:text-properties fo:font-variant="normal" fo:text-transform="none" style:font-name="Arial" fo:font-size="19pt" fo:font-style="normal" fo:font-weight="bold" officeooo:rsid="00603b63" officeooo:paragraph-rsid="00603b63" style:font-size-asian="13pt" style:font-weight-asian="bold" style:font-size-complex="13pt" style:font-weight-complex="bold"/>
    </style:style>
    <style:style style:name="P28" style:family="paragraph" style:parent-style-name="tfTitre_20_I_29_">
      <style:text-properties fo:text-transform="uppercase" style:font-name="Arial1" fo:font-size="22pt" fo:font-style="italic" fo:font-weight="bold" officeooo:rsid="00603b63" officeooo:paragraph-rsid="00603b63" style:font-size-asian="20pt" style:font-weight-asian="bold" style:font-size-complex="20pt" style:font-weight-complex="bold"/>
    </style:style>
    <style:style style:name="P29" style:family="paragraph" style:parent-style-name="tfTitre_20_I_29_">
      <style:paragraph-properties fo:break-before="page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 style:writing-mode="lr-tb"/>
    </style:style>
    <style:style style:name="P3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03b63"/>
    </style:style>
    <style:style style:name="T2" style:family="text">
      <style:text-properties fo:font-size="18pt" fo:font-style="italic" officeooo:rsid="00603b63" style:font-style-asian="italic" style:font-style-complex="italic"/>
    </style:style>
    <style:style style:name="T3" style:family="text">
      <style:text-properties fo:font-size="18pt" fo:font-style="normal" officeooo:rsid="00603b63" style:font-style-asian="normal" style:font-style-complex="normal"/>
    </style:style>
    <style:style style:name="T4" style:family="text">
      <style:text-properties fo:font-size="18pt" officeooo:rsid="00716a5f"/>
    </style:style>
    <style:style style:name="T5" style:family="text">
      <style:text-properties fo:text-transform="uppercase" style:font-name="Arial" fo:font-size="26pt" fo:font-weight="bold" officeooo:rsid="005e3d2e" style:font-size-asian="20pt" style:font-weight-asian="bold" style:font-size-complex="20pt" style:font-weight-complex="bold"/>
    </style:style>
    <style:style style:name="T6" style:family="text">
      <style:text-properties officeooo:rsid="005e3d2e"/>
    </style:style>
    <style:style style:name="T7" style:family="text">
      <style:text-properties officeooo:rsid="004c98b2"/>
    </style:style>
    <style:style style:name="T8" style:family="text">
      <style:text-properties style:use-window-font-color="true" style:font-name="Times New Roman" fo:font-size="18pt"/>
    </style:style>
    <style:style style:name="T9" style:family="text">
      <style:text-properties style:use-window-font-color="true" style:font-name="Times New Roman" fo:font-size="18pt" officeooo:rsid="0061504b"/>
    </style:style>
    <style:style style:name="T10" style:family="text">
      <style:text-properties style:use-window-font-color="true" style:font-name="Times New Roman" fo:font-size="18pt" officeooo:rsid="006326d3"/>
    </style:style>
    <style:style style:name="T11" style:family="text">
      <style:text-properties style:use-window-font-color="true" style:font-name="Times New Roman" fo:font-size="18pt" officeooo:rsid="00632730"/>
    </style:style>
    <style:style style:name="T12" style:family="text">
      <style:text-properties style:use-window-font-color="true" style:font-name="Times New Roman" fo:font-size="18pt" officeooo:rsid="007293f5"/>
    </style:style>
    <style:style style:name="T13" style:family="text">
      <style:text-properties style:use-window-font-color="true" style:font-name="OpenSymbol1" fo:font-size="18pt"/>
    </style:style>
    <style:style style:name="T14" style:family="text">
      <style:text-properties style:use-window-font-color="true" style:font-name="OpenSymbol1" fo:font-size="18pt" officeooo:rsid="0061504b"/>
    </style:style>
    <style:style style:name="T15" style:family="text">
      <style:text-properties style:use-window-font-color="true" style:font-name="OpenSymbol1" fo:font-size="18pt" officeooo:rsid="00632730"/>
    </style:style>
    <style:style style:name="T16" style:family="text">
      <style:text-properties officeooo:rsid="00632730"/>
    </style:style>
    <style:style style:name="T17" style:family="text">
      <style:text-properties officeooo:rsid="00706bf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716a5f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9cm" svg:stroke-color="#ff0000" draw:marker-start="" draw:marker-start-width="0.199cm" draw:marker-start-center="false" draw:marker-end="Arrow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32cm" svg:stroke-color="#ff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Long_20_Dash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9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5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3.25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/>
    </style:style>
    <style:style style:name="gr12" style:family="graphic">
      <style:graphic-properties draw:stroke="solid" draw:stroke-dash="Dashed_20__28_var_29__20_3" svg:stroke-width="0.039cm" svg:stroke-color="#ff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3" svg:stroke-width="0cm" svg:stroke-color="#ff0000" draw:marker-start="" draw:marker-start-width="0.199cm" draw:marker-start-center="false" draw:marker-end="" draw:marker-end-width="0.199cm" draw:marker-end-center="false" draw:stroke-linejoin="none" svg:stroke-linecap="round" draw:fill="solid" draw:fill-color="#ff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3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0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3" svg:stroke-width="0.032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46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3cm" fo:min-width="0.41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452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29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3cm" fo:min-width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3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">Translations –</text:span> <text:span text:style-name="T6">Rotations</text:span></text:p>
      <text:p text:style-name="Standard"/>
      <text:list xml:id="list2154047568" text:style-name="tfNum_20_I_29_">
        <text:list-item>
          <text:p text:style-name="P28"><text:span text:style-name="T7">R</text:span>appels</text:p>
        </text:list-item>
      </text:list>
      <text:p text:style-name="Standard"/>
      <text:list xml:id="list1505809568" text:style-name="tfNum_20_1_29_">
        <text:list-item>
          <text:p text:style-name="P27">Symétries axiales</text:p>
        </text:list-item>
      </text:list>
      <text:p text:style-name="tfCours"><text:span text:style-name="T1">Deux points A et A’ sont symétriques par rapport à une droite </text:span><text:span text:style-name="T2">d</text:span><text:span text:style-name="T1">,<text:line-break/>lorsque cette droite </text:span><text:span text:style-name="T2">d</text:span><text:span text:style-name="T1"> est <text:s text:c="27"/>du segment [AA’].</text:span></text:p>
      <text:p text:style-name="P1"/>
      <text:p text:style-name="P10"><draw:g text:anchor-type="as-char" draw:z-index="1" draw:name="Forme1" draw:style-name="gr1"><draw:polygon draw:style-name="gr17" draw:text-style-name="P39" svg:width="0.221cm" svg:height="0.22cm" svg:x="2.061cm" svg:y="1.756cm" svg:viewBox="0 0 222 221" draw:points="0,73 73,221 222,149 148,0"><text:p/></draw:polygon><draw:polygon draw:style-name="gr18" draw:text-style-name="P39" svg:width="0.221cm" svg:height="0.22cm" svg:x="2.061cm" svg:y="1.756cm" svg:viewBox="0 0 222 221" draw:points="0,73 73,221 222,149 148,0"><text:p/></draw:polygon><draw:polygon draw:style-name="gr19" draw:text-style-name="P39" svg:width="0.221cm" svg:height="0.219cm" svg:x="2.946cm" svg:y="3.565cm" svg:viewBox="0 0 222 220" draw:points="0,71 74,220 222,147 149,0"><text:p/></draw:polygon><draw:polygon draw:style-name="gr18" draw:text-style-name="P39" svg:width="0.221cm" svg:height="0.219cm" svg:x="2.946cm" svg:y="3.565cm" svg:viewBox="0 0 222 220" draw:points="0,71 74,220 222,147 149,0"><text:p/></draw:polygon><draw:line draw:style-name="gr12" draw:text-style-name="P30" svg:x1="4.007cm" svg:y1="5.8cm" svg:x2="1.361cm" svg:y2="0.399cm"><text:p/></draw:line><draw:line draw:style-name="gr4" draw:text-style-name="P30" svg:x1="1.042cm" svg:y1="2.328cm" svg:x2="3.074cm" svg:y2="1.332cm"><text:p/></draw:line><draw:line draw:style-name="gr14" draw:text-style-name="P30" svg:x1="1.51cm" svg:y1="1.995cm" svg:x2="1.593cm" svg:y2="2.162cm"><text:p/></draw:line><draw:line draw:style-name="gr14" draw:text-style-name="P30" svg:x1="2.53cm" svg:y1="1.495cm" svg:x2="2.613cm" svg:y2="1.663cm"><text:p/></draw:line><draw:line draw:style-name="gr4" draw:text-style-name="P30" svg:x1="0.793cm" svg:y1="4.692cm" svg:x2="5.103cm" svg:y2="2.578cm"><text:p/></draw:line><draw:line draw:style-name="gr14" draw:text-style-name="P30" svg:x1="1.794cm" svg:y1="4.098cm" svg:x2="1.877cm" svg:y2="4.265cm"><text:p/></draw:line><draw:line draw:style-name="gr14" draw:text-style-name="P30" svg:x1="1.864cm" svg:y1="4.062cm" svg:x2="1.946cm" svg:y2="4.231cm"><text:p/></draw:line><draw:line draw:style-name="gr14" draw:text-style-name="P30" svg:x1="3.949cm" svg:y1="3.043cm" svg:x2="4.03cm" svg:y2="3.209cm"><text:p/></draw:line><draw:line draw:style-name="gr14" draw:text-style-name="P30" svg:x1="4.018cm" svg:y1="3.006cm" svg:x2="4.1cm" svg:y2="3.174cm"><text:p/></draw:line><draw:line draw:style-name="gr5" draw:text-style-name="P30" svg:x1="0.964cm" svg:y1="2.25cm" svg:x2="1.12cm" svg:y2="2.406cm"><text:p/></draw:line><draw:line draw:style-name="gr5" draw:text-style-name="P30" svg:x1="0.964cm" svg:y1="2.406cm" svg:x2="1.12cm" svg:y2="2.25cm"><text:p/></draw:line><draw:line draw:style-name="gr5" draw:text-style-name="P30" svg:x1="0.715cm" svg:y1="4.613cm" svg:x2="0.87cm" svg:y2="4.769cm"><text:p/></draw:line><draw:line draw:style-name="gr5" draw:text-style-name="P30" svg:x1="0.715cm" svg:y1="4.769cm" svg:x2="0.87cm" svg:y2="4.613cm"><text:p/></draw:line><draw:line draw:style-name="gr5" draw:text-style-name="P30" svg:x1="3.002cm" svg:y1="1.251cm" svg:x2="3.158cm" svg:y2="1.407cm"><text:p/></draw:line><draw:line draw:style-name="gr5" draw:text-style-name="P30" svg:x1="3.002cm" svg:y1="1.407cm" svg:x2="3.158cm" svg:y2="1.251cm"><text:p/></draw:line><draw:line draw:style-name="gr5" draw:text-style-name="P30" svg:x1="5.025cm" svg:y1="2.505cm" svg:x2="5.18cm" svg:y2="2.66cm"><text:p/></draw:line><draw:line draw:style-name="gr5" draw:text-style-name="P30" svg:x1="5.025cm" svg:y1="2.66cm" svg:x2="5.18cm" svg:y2="2.505cm"><text:p/></draw:line><draw:frame draw:style-name="gr20" draw:text-style-name="P33" svg:width="0.646cm" svg:height="0.821cm" svg:x="0.3cm" svg:y="2cm"><draw:text-box><text:p text:style-name="P38"><text:span text:style-name="T20">A</text:span></text:p></draw:text-box></draw:frame><draw:frame draw:style-name="gr21" draw:text-style-name="P33" svg:width="0.713cm" svg:height="0.825cm" svg:x="3.207cm" svg:y="0.794cm"><draw:text-box><text:p text:style-name="P38"><text:span text:style-name="T20">A’</text:span></text:p></draw:text-box></draw:frame><draw:frame draw:style-name="gr20" draw:text-style-name="P33" svg:width="0.646cm" svg:height="0.821cm" svg:x="0cm" svg:y="4.399cm"><draw:text-box><text:p text:style-name="P38"><text:span text:style-name="T20">B</text:span></text:p></draw:text-box></draw:frame><draw:frame draw:style-name="gr22" draw:text-style-name="P33" svg:width="0.752cm" svg:height="0.821cm" svg:x="5.302cm" svg:y="1.993cm"><draw:text-box><text:p text:style-name="P38"><text:span text:style-name="T20">B</text:span><text:span text:style-name="T20">’</text:span></text:p></draw:text-box></draw:frame><draw:frame draw:style-name="gr23" draw:text-style-name="P40" svg:width="0.593cm" svg:height="0.821cm" svg:x="1.494cm" svg:y="0cm"><draw:text-box><text:p text:style-name="P38"><text:span text:style-name="T23">d</text:span></text:p></draw:text-box></draw:frame></draw:g></text:p>
      <text:p text:style-name="P9"/>
      <text:p text:style-name="P3">Une symétrie axiale fait donc « pivoter » une figure autour de l’axe de symétrie.</text:p>
      <text:p text:style-name="P3"/>
      <text:p text:style-name="P15"/>
      <text:list xml:id="list103301470160220" text:continue-numbering="true" text:style-name="tfNum_20_1_29_">
        <text:list-item>
          <text:p text:style-name="P27">Symétries centrales</text:p>
        </text:list-item>
      </text:list>
      <text:p text:style-name="tfCours"><text:span text:style-name="T1">Deux points A et A’ sont symétriques par rapport à un</text:span><text:span text:style-name="T2"> </text:span><text:span text:style-name="T3">point O</text:span><text:span text:style-name="T1">,<text:line-break/>lorsque ce point O est <text:s text:c="27"/>du segment [AA’].</text:span></text:p>
      <text:p text:style-name="P2"/>
      <text:p text:style-name="P11"><draw:g text:anchor-type="as-char" draw:z-index="0" draw:name="Forme2" draw:style-name="gr1"><draw:g draw:name="Forme2" draw:style-name="gr11"><draw:line draw:style-name="gr4" draw:text-style-name="P30" svg:x1="0.781cm" svg:y1="1.877cm" svg:x2="7.656cm" svg:y2="3.214cm"><text:p/></draw:line><draw:line draw:style-name="gr14" draw:text-style-name="P30" svg:x1="2.519cm" svg:y1="2.117cm" svg:x2="2.483cm" svg:y2="2.3cm"><text:p/></draw:line><draw:line draw:style-name="gr14" draw:text-style-name="P30" svg:x1="5.957cm" svg:y1="2.789cm" svg:x2="5.921cm" svg:y2="2.971cm"><text:p/></draw:line><draw:line draw:style-name="gr4" draw:text-style-name="P30" svg:x1="2.555cm" svg:y1="4.397cm" svg:x2="5.892cm" svg:y2="0.688cm"><text:p/></draw:line><draw:line draw:style-name="gr14" draw:text-style-name="P30" svg:x1="3.292cm" svg:y1="3.438cm" svg:x2="3.432cm" svg:y2="3.562cm"><text:p/></draw:line><draw:line draw:style-name="gr14" draw:text-style-name="P30" svg:x1="3.345cm" svg:y1="3.379cm" svg:x2="3.483cm" svg:y2="3.505cm"><text:p/></draw:line><draw:line draw:style-name="gr14" draw:text-style-name="P30" svg:x1="4.958cm" svg:y1="1.586cm" svg:x2="5.097cm" svg:y2="1.712cm"><text:p/></draw:line><draw:line draw:style-name="gr14" draw:text-style-name="P30" svg:x1="5.009cm" svg:y1="1.528cm" svg:x2="5.149cm" svg:y2="1.652cm"><text:p/></draw:line><draw:line draw:style-name="gr5" draw:text-style-name="P30" svg:x1="0.704cm" svg:y1="1.799cm" svg:x2="0.86cm" svg:y2="1.955cm"><text:p/></draw:line><draw:line draw:style-name="gr5" draw:text-style-name="P30" svg:x1="0.704cm" svg:y1="1.955cm" svg:x2="0.86cm" svg:y2="1.799cm"><text:p/></draw:line><draw:line draw:style-name="gr5" draw:text-style-name="P30" svg:x1="2.478cm" svg:y1="4.319cm" svg:x2="2.634cm" svg:y2="4.474cm"><text:p/></draw:line><draw:line draw:style-name="gr5" draw:text-style-name="P30" svg:x1="2.478cm" svg:y1="4.474cm" svg:x2="2.634cm" svg:y2="4.319cm"><text:p/></draw:line><draw:line draw:style-name="gr5" draw:text-style-name="P30" svg:x1="7.582cm" svg:y1="3.133cm" svg:x2="7.737cm" svg:y2="3.289cm"><text:p/></draw:line><draw:line draw:style-name="gr5" draw:text-style-name="P30" svg:x1="7.582cm" svg:y1="3.289cm" svg:x2="7.737cm" svg:y2="3.133cm"><text:p/></draw:line><draw:line draw:style-name="gr5" draw:text-style-name="P30" svg:x1="5.807cm" svg:y1="0.616cm" svg:x2="5.963cm" svg:y2="0.772cm"><text:p/></draw:line><draw:line draw:style-name="gr5" draw:text-style-name="P30" svg:x1="5.807cm" svg:y1="0.772cm" svg:x2="5.963cm" svg:y2="0.616cm"><text:p/></draw:line><draw:frame draw:style-name="gr24" draw:text-style-name="P33" svg:width="0.847cm" svg:height="0.825cm" svg:x="0cm" svg:y="1.212cm"><draw:text-box><text:p text:style-name="P38"><text:span text:style-name="T20">A</text:span></text:p></draw:text-box></draw:frame><draw:frame draw:style-name="gr25" draw:text-style-name="P33" svg:width="0.6cm" svg:height="0.634cm" svg:x="7.832cm" svg:y="3.016cm"><draw:text-box><text:p text:style-name="P38"><text:span text:style-name="T20">A’</text:span></text:p></draw:text-box></draw:frame><draw:frame draw:style-name="gr7" draw:text-style-name="P33" svg:width="0.572cm" svg:height="0.63cm" svg:x="5.964cm" svg:y="0cm"><draw:text-box><text:p text:style-name="P38"><text:span text:style-name="T20">B</text:span><text:span text:style-name="T20">’</text:span></text:p></draw:text-box></draw:frame><draw:frame draw:style-name="gr7" draw:text-style-name="P33" svg:width="0.505cm" svg:height="0.63cm" svg:x="1.974cm" svg:y="4.32cm"><draw:text-box><text:p text:style-name="P38"><text:span text:style-name="T20">B</text:span></text:p></draw:text-box></draw:frame><draw:frame draw:style-name="gr26" draw:text-style-name="P34" svg:width="0.899cm" svg:height="0.823cm" svg:x="3.605cm" svg:y="1.699cm"><draw:text-box><text:p text:style-name="P38"><text:span text:style-name="T21">O</text:span></text:p></draw:text-box></draw:frame></draw:g><draw:custom-shape draw:style-name="gr27" draw:text-style-name="P36" svg:width="0.14cm" svg:height="0.14cm" svg:x="4.157cm" svg:y="2.4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2"/>
      <text:p text:style-name="P3">Une symétrie centrale fait donc « tourner » une figure d’un demi-tour autour du centre de symétrie.</text:p>
      <text:list xml:id="list103302082509988" text:continue-list="list2154047568" text:style-name="tfNum_20_I_29_">
        <text:list-item>
          <text:p text:style-name="P29">Translations</text:p>
        </text:list-item>
      </text:list>
      <text:p text:style-name="P3"/>
      <text:p text:style-name="P4">Définition :</text:p>
      <text:p text:style-name="tfCours">Soit deux points A et A’.</text:p>
      <text:p text:style-name="tfCours">La translation qui transforme A en A’ fait glisser tout point B en un point B’ :</text:p>
      <text:list xml:id="list2790247708" text:style-name="tfPuce">
        <text:list-item>
          <text:p text:style-name="P24">parallèlement à (AA’) :</text:p>
        </text:list-item>
        <text:list-item>
          <text:p text:style-name="P24">dans le même sens :</text:p>
        </text:list-item>
        <text:list-item>
          <text:p text:style-name="P24">sur une même distance :</text:p>
        </text:list-item>
      </text:list>
      <text:p text:style-name="P5"/>
      <text:p text:style-name="P7"><draw:g text:anchor-type="as-char" draw:z-index="2" draw:name="Forme3" draw:style-name="gr1"><draw:line draw:style-name="gr4" draw:text-style-name="P30" svg:x1="0.601cm" svg:y1="2.492cm" svg:x2="3.889cm" svg:y2="5.045cm"><text:p/></draw:line><draw:line draw:style-name="gr4" draw:text-style-name="P30" svg:x1="6.931cm" svg:y1="0.677cm" svg:x2="10.216cm" svg:y2="3.227cm"><text:p/></draw:line><draw:g draw:style-name="gr11"><draw:line draw:style-name="gr12" draw:text-style-name="P30" svg:x1="0.601cm" svg:y1="2.493cm" svg:x2="6.596cm" svg:y2="0.772cm"><text:p/></draw:line><draw:polygon draw:style-name="gr13" draw:text-style-name="P36" svg:width="0.357cm" svg:height="0.177cm" svg:x="6.572cm" svg:y="0.677cm" svg:viewBox="0 0 358 178" draw:points="358,0 47,178 0,12"><text:p/></draw:polygon></draw:g><draw:line draw:style-name="gr14" draw:text-style-name="P30" svg:x1="3.888cm" svg:y1="5.046cm" svg:x2="9.883cm" svg:y2="3.325cm"><text:p/></draw:line><draw:polygon draw:style-name="gr15" draw:text-style-name="P37" svg:width="0.355cm" svg:height="0.179cm" svg:x="9.86cm" svg:y="3.228cm" svg:viewBox="0 0 356 180" draw:points="356,0 47,180 0,13"><text:p/></draw:polygon><draw:frame draw:style-name="gr6" draw:text-style-name="P34" svg:width="0.447cm" svg:height="0.63cm" svg:x="0cm" svg:y="2.081cm"><draw:text-box><text:p text:style-name="P38"><text:span text:style-name="T21">A</text:span></text:p></draw:text-box></draw:frame><draw:frame draw:style-name="gr16" draw:text-style-name="P34" svg:width="0.505cm" svg:height="0.63cm" svg:x="6.914cm" svg:y="0cm"><draw:text-box><text:p text:style-name="P38"><text:span text:style-name="T21">A’</text:span></text:p></draw:text-box></draw:frame><draw:frame draw:style-name="gr8" draw:text-style-name="P33" svg:width="0.553cm" svg:height="0.63cm" svg:x="10.329cm" svg:y="2.91cm"><draw:text-box><text:p text:style-name="P38"><text:span text:style-name="T20">B</text:span><text:span text:style-name="T20">’</text:span></text:p></draw:text-box></draw:frame><draw:frame draw:style-name="gr6" draw:text-style-name="P33" svg:width="0.447cm" svg:height="0.63cm" svg:x="3.681cm" svg:y="5.165cm"><draw:text-box><text:p text:style-name="P38"><text:span text:style-name="T20">B</text:span></text:p></draw:text-box></draw:frame></draw:g></text:p>
      <text:p text:style-name="P5"/>
      <text:p text:style-name="P4">Remarques :</text:p>
      <text:list xml:id="list103303179259672" text:continue-numbering="true" text:style-name="tfPuce">
        <text:list-item>
          <text:p text:style-name="P19"><text:span text:style-name="T9">Le quadrilatère AA’B’B est alors un parallélogramme.<text:line-break/>Pour construire à la règle et au compas l'image d'un point par une translation, il suffit </text:span><text:span text:style-name="T10">donc </text:span><text:span text:style-name="T9">de savoir construire un parallélogramme.</text:span></text:p>
        </text:list-item>
        <text:list-item>
          <text:p text:style-name="P19"><text:span text:style-name="T9">Une translation fait « glisser </text:span><text:span text:style-name="T10">rectilignement » </text:span><text:span text:style-name="T9">une figure selon une certaine distance.</text:span></text:p>
        </text:list-item>
        <text:list-item>
          <text:p text:style-name="P21">Aucun point n’est invariant par une translation.</text:p>
        </text:list-item>
      </text:list>
      <text:list xml:id="list103302987092868" text:continue-list="list103302082509988" text:style-name="tfNum_20_I_29_">
        <text:list-item>
          <text:p text:style-name="P29">Rotations</text:p>
        </text:list-item>
      </text:list>
      <text:p text:style-name="P5"/>
      <text:p text:style-name="P16"><text:span text:style-name="T10">D</text:span><text:span text:style-name="T9">éfinition :</text:span></text:p>
      <text:p text:style-name="tfCours"><text:span text:style-name="T9">S</text:span><text:span text:style-name="T8">oit un point O, un angle </text:span><text:span text:style-name="T13"></text:span><text:span text:style-name="T8"> et un sens de rotation.</text:span></text:p>
      <text:p text:style-name="tfCours"><text:span text:style-name="T10">P</text:span><text:span text:style-name="T9">ar la rotation de centre O, d'angle </text:span><text:span text:style-name="T14"></text:span> et <text:span text:style-name="T16">de sens de rotation donné</text:span>,<text:span text:style-name="T9"> un point </text:span><text:span text:style-name="T10">A a</text:span><text:span text:style-name="T9"> pour image un point </text:span><text:span text:style-name="T10">A’</text:span><text:span text:style-name="T9"> tel que :</text:span></text:p>
      <text:list xml:id="list103302659521447" text:continue-list="list103303179259672" text:style-name="tfPuce">
        <text:list-item>
          <text:p text:style-name="P24"><text:span text:style-name="T9">O</text:span><text:span text:style-name="T8">A’ = OA</text:span></text:p>
        </text:list-item>
        <text:list-item>
          <text:p text:style-name="P24"><text:span text:style-name="T11"><draw:frame draw:style-name="fr1" draw:name="Objet1" text:anchor-type="as-char" svg:y="-0.644cm" svg:width="1.737cm" svg:height="0.78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1"><text:s/>= </text:span><text:span text:style-name="T15"></text:span> <text:s text:c="3"/><text:span text:style-name="T16">(dans le bon sens !)</text:span></text:p>
        </text:list-item>
      </text:list>
      <text:p text:style-name="P22"/>
      <text:p text:style-name="P8"><draw:g text:anchor-type="as-char" draw:z-index="3" draw:name="Forme4" draw:style-name="gr1"><draw:path draw:style-name="gr2" draw:text-style-name="P30" svg:width="0.93cm" svg:height="2.504cm" draw:transform="rotate (0.913679863419031) translate (4.21505718694983cm 1.0221841737232cm)" svg:viewBox="0 0 931 2505" svg:d="M0 2505c884-500 1192-1622 692-2505"><text:p/></draw:path><draw:polygon draw:style-name="gr3" draw:text-style-name="P31" svg:width="0.387cm" svg:height="0.388cm" svg:x="0.951cm" svg:y="4.263cm" svg:viewBox="0 0 388 389" draw:points="0,325 324,389 388,65 63,0"><text:p/></draw:polygon><draw:line draw:style-name="gr4" draw:text-style-name="P30" svg:x1="4.732cm" svg:y1="5.335cm" svg:x2="0.951cm" svg:y2="4.588cm"><text:p/></draw:line><draw:line draw:style-name="gr4" draw:text-style-name="P30" svg:x1="0.951cm" svg:y1="4.588cm" svg:x2="1.698cm" svg:y2="0.806cm"><text:p/></draw:line><draw:line draw:style-name="gr4" draw:text-style-name="P30" svg:x1="3.192cm" svg:y1="3.933cm" svg:x2="0.951cm" svg:y2="4.587cm"><text:p/></draw:line><draw:line draw:style-name="gr4" draw:text-style-name="P30" svg:x1="0.951cm" svg:y1="4.588cm" svg:x2="0.297cm" svg:y2="2.347cm"><text:p/></draw:line><draw:line draw:style-name="gr5" draw:text-style-name="P30" svg:x1="3.113cm" svg:y1="3.856cm" svg:x2="3.268cm" svg:y2="4.012cm"><text:p/></draw:line><draw:line draw:style-name="gr5" draw:text-style-name="P30" svg:x1="3.113cm" svg:y1="4.012cm" svg:x2="3.268cm" svg:y2="3.856cm"><text:p/></draw:line><draw:line draw:style-name="gr5" draw:text-style-name="P30" svg:x1="4.654cm" svg:y1="5.256cm" svg:x2="4.81cm" svg:y2="5.412cm"><text:p/></draw:line><draw:line draw:style-name="gr5" draw:text-style-name="P30" svg:x1="4.654cm" svg:y1="5.412cm" svg:x2="4.81cm" svg:y2="5.256cm"><text:p/></draw:line><draw:line draw:style-name="gr5" draw:text-style-name="P30" svg:x1="0.219cm" svg:y1="2.268cm" svg:x2="0.374cm" svg:y2="2.424cm"><text:p/></draw:line><draw:line draw:style-name="gr5" draw:text-style-name="P30" svg:x1="0.219cm" svg:y1="2.424cm" svg:x2="0.374cm" svg:y2="2.268cm"><text:p/></draw:line><draw:line draw:style-name="gr5" draw:text-style-name="P30" svg:x1="1.62cm" svg:y1="0.728cm" svg:x2="1.776cm" svg:y2="0.883cm"><text:p/></draw:line><draw:line draw:style-name="gr5" draw:text-style-name="P30" svg:x1="1.62cm" svg:y1="0.883cm" svg:x2="1.776cm" svg:y2="0.728cm"><text:p/></draw:line><draw:frame draw:style-name="gr6" draw:text-style-name="P33" svg:width="0.447cm" svg:height="0.63cm" svg:x="4.948cm" svg:y="5.106cm"><draw:text-box><text:p text:style-name="P32"><text:span text:style-name="T20">A</text:span></text:p></draw:text-box></draw:frame><draw:frame draw:style-name="gr7" draw:text-style-name="P33" svg:width="0.503cm" svg:height="0.63cm" svg:x="1.496cm" svg:y="0cm"><draw:text-box><text:p text:style-name="P32"><text:span text:style-name="T20">A’</text:span></text:p></draw:text-box></draw:frame><draw:frame draw:style-name="gr6" draw:text-style-name="P33" svg:width="0.447cm" svg:height="0.63cm" svg:x="3.413cm" svg:y="3.454cm"><draw:text-box><text:p text:style-name="P32"><text:span text:style-name="T20">B</text:span></text:p></draw:text-box></draw:frame><draw:frame draw:style-name="gr8" draw:text-style-name="P33" svg:width="0.553cm" svg:height="0.63cm" svg:x="0cm" svg:y="1.573cm"><draw:text-box><text:p text:style-name="P32"><text:span text:style-name="T20">B</text:span><text:span text:style-name="T20">’</text:span></text:p></draw:text-box></draw:frame><draw:frame draw:style-name="gr9" draw:text-style-name="P34" svg:width="0.5cm" svg:height="0.63cm" svg:x="0.519cm" svg:y="4.588cm"><draw:text-box><text:p text:style-name="P32"><text:span text:style-name="T21">O</text:span></text:p></draw:text-box></draw:frame><draw:frame draw:style-name="gr10" draw:text-style-name="P35" svg:width="3.357cm" svg:height="0.632cm" svg:x="6.018cm" svg:y="0.714cm"><draw:text-box><text:p text:style-name="P32"><text:span text:style-name="T22">S</text:span><text:span text:style-name="T22">e</text:span><text:span text:style-name="T22">n</text:span><text:span text:style-name="T22">s </text:span><text:span text:style-name="T22">d</text:span><text:span text:style-name="T22">e </text:span><text:span text:style-name="T22">r</text:span><text:span text:style-name="T22">ot</text:span><text:span text:style-name="T22">at</text:span><text:span text:style-name="T22">io</text:span><text:span text:style-name="T22">n</text:span></text:p></draw:text-box></draw:frame></draw:g></text:p>
      <text:p text:style-name="P6"/>
      <text:p text:style-name="P17"><text:span text:style-name="T11">R</text:span><text:span text:style-name="T9">emarque</text:span><text:span text:style-name="T11">s</text:span><text:span text:style-name="T9"> :</text:span></text:p>
      <text:list xml:id="list103301602738461" text:continue-numbering="true" text:style-name="tfPuce">
        <text:list-item>
          <text:p text:style-name="P20"><text:span text:style-name="T11">U</text:span><text:span text:style-name="T9">ne rotation fait donc tourner une figure autour du centre selon un certain angle </text:span><text:span text:style-name="T11">et dans un certain sens.</text:span></text:p>
        </text:list-item>
        <text:list-item>
          <text:p text:style-name="P20"><text:span text:style-name="T11">S</text:span><text:span text:style-name="T9">eul le centre de rotation e</text:span><text:span text:style-name="T12">s</text:span><text:span text:style-name="T9">t invariant.</text:span></text:p>
        </text:list-item>
        <text:list-item>
          <text:p text:style-name="P23"><text:span text:style-name="T9">U</text:span><text:span text:style-name="T8">ne rotation d’angle 180° (quelque soit le sens) est une :</text:span></text:p>
        </text:list-item>
      </text:list>
      <text:p text:style-name="P6"/>
      <text:list xml:id="list103301273775161" text:continue-list="list103302987092868" text:style-name="tfNum_20_I_29_">
        <text:list-item>
          <text:p text:style-name="P29">Propriétés</text:p>
        </text:list-item>
      </text:list>
      <text:p text:style-name="P13"/>
      <text:list xml:id="list103303121933676" text:continue-list="list103301470160220" text:style-name="tfNum_20_1_29_">
        <text:list-item text:start-value="1">
          <text:p text:style-name="tfTitre_20_1_29_">Propriétés communes :</text:p>
        </text:list-item>
      </text:list>
      <text:p text:style-name="P13">Les 4 transformations du plan qui précèdent conservent les propriétés géométriques d’une figure :</text:p>
      <text:p text:style-name="P13"/>
      <text:list xml:id="list103303218359492" text:continue-list="list103301602738461" text:style-name="tfPuce">
        <text:list-item>
          <text:p text:style-name="P25"><text:span text:style-name="T18">Longueurs :</text:span><text:line-break/>L’image d’un segment est un segment de même</text:p>
        </text:list-item>
        <text:list-item>
          <text:p text:style-name="P25"><text:span text:style-name="T18">Alignements :</text:span><text:line-break/>Les images de points alignés sont des points</text:p>
        </text:list-item>
        <text:list-item>
          <text:p text:style-name="P25"><text:span text:style-name="T18">Parallélisme :</text:span><text:line-break/>Les images de droites parallèles sont des droites</text:p>
        </text:list-item>
        <text:list-item>
          <text:p text:style-name="P25"><text:span text:style-name="T18">Angles :</text:span><text:line-break/>L’image d’un angle est un angle <text:span text:style-name="T17">de même</text:span></text:p>
        </text:list-item>
        <text:list-item>
          <text:p text:style-name="P25"><text:span text:style-name="T18">Aires :</text:span><text:line-break/>L’image d’une figure est une figure de même</text:p>
        </text:list-item>
      </text:list>
      <text:p text:style-name="Standard"/>
      <text:list xml:id="list103302740901504" text:continue-numbering="true" text:style-name="tfPuce">
        <text:list-item>
          <text:p text:style-name="P26"><text:span text:style-name="T18">Milieux :</text:span><text:line-break/>L’image du milieu d’un segment est le milieu de l’image du segment</text:p>
        </text:list-item>
        <text:list-item>
          <text:p text:style-name="P25"><text:span text:style-name="T18">Cercles :</text:span><text:line-break/>L’image d’un cercle de centre O est un cercle de même rayon et dont le centre est </text:p>
        </text:list-item>
      </text:list>
      <text:p text:style-name="P14"/>
      <text:p text:style-name="P14"/>
      <text:list xml:id="list103302683636008" text:continue-list="list103303121933676" text:style-name="tfNum_20_1_29_">
        <text:list-item>
          <text:p text:style-name="tfTitre_20_1_29_">Propriétés spécifiques :</text:p>
        </text:list-item>
      </text:list>
      <text:p text:style-name="Standard"/>
      <text:list xml:id="list103301606904808" text:continue-list="list103302740901504" text:style-name="tfPuce">
        <text:list-item>
          <text:p text:style-name="P24"><text:span text:style-name="T4">L</text:span><text:span text:style-name="T19">’image d’une droite par une<text:line-break/>est une droite parallèle</text:span></text:p>
        </text:list-item>
        <text:list-item>
          <text:p text:style-name="P24">Par une rotation d’angle , une droite et son image forment un ang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3cm" draw:dots2="1" draw:dots2-length="0.003cm" draw:distance="0.003cm"/>
    <draw:stroke-dash draw:name="Long_20_Dash" draw:display-name="Long Dash" draw:style="rect" draw:dots1="1" draw:dots1-length="193%" draw:distance="96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9H6M22S</meta:editing-duration>
    <meta:editing-cycles>96</meta:editing-cycles>
    <meta:generator>LibreOffice/6.4.6.2$Linux_X86_64 LibreOffice_project/40$Build-2</meta:generator>
    <meta:initial-creator>Véronique et Thibaud FONTANET</meta:initial-creator>
    <dc:date>2020-10-07T10:33:00.894733324</dc:date>
    <meta:print-date>2015-03-21T18:42:51.093000000</meta:print-date>
    <meta:document-statistic meta:table-count="0" meta:image-count="0" meta:object-count="1" meta:page-count="4" meta:paragraph-count="46" meta:word-count="417" meta:character-count="2236" meta:non-whitespace-character-count="1830"/>
  </office:meta>
</office:document-meta>
</file>

<file path=Object 1/content.xml><?xml version="1.0" encoding="utf-8"?>
<math xmlns="http://www.w3.org/1998/Math/MathML" display="block">
  <semantics>
    <mover accent="true">
      <mtext>AOA’</mtext>
      <mo stretchy="true">^</mo>
    </mover>
    <annotation encoding="StarMath 5.0"> widehat{ nospace{ "AOA’" }}%%&lt;cmathArbre&gt;«ang­«""­AOA’»»&lt;/cmathArbre&gt;&lt;cmathFormule&gt;ang("AOA’")&lt;/cmathFormule&gt;</annotation>
  </semantics>
</math>
</file>